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Support.getBody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setEscapeText( boolean escape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TagSupport( boolean shouldTr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setContext( Jell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getTag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trim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setBody( Scrip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Support.setParent( Tag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setTagLibrary( TagLibrary tagLibra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Support.findAncestorWithClass( Tag from , Class tag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Support.Tag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gSuppor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findAncestorWithClass( Collection paren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setTrim( boolean shouldTri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Support.getBod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Suppor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findAncestorWithClass( Class par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invokeBody( XMLOutput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getBodyText( boolean should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Support.findAncestorWithClass( Tag from , Class [ ] tag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isTri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gSupport.isEscap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findAncestorWithClass( Class [ ] paren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upport.findAncestorWithClass( Tag from , Collection tagCla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